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JP" svg:font-family="'Noto Sans Mono CJK JP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c51a8" officeooo:paragraph-rsid="001c51a8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d74dc" officeooo:paragraph-rsid="001d74dc"/>
    </style:style>
    <style:style style:name="P3" style:family="paragraph" style:parent-style-name="Standard">
      <style:paragraph-properties fo:text-align="center" style:justify-single-word="false" style:writing-mode="rl-tb"/>
      <style:text-properties officeooo:rsid="001d74dc" officeooo:paragraph-rsid="001c51a8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13pt" fo:font-weight="bold" officeooo:rsid="001c51a8" officeooo:paragraph-rsid="001c51a8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size="11pt" fo:font-style="italic" officeooo:rsid="001d74dc" officeooo:paragraph-rsid="001d74dc" style:font-size-asian="11pt" style:font-style-asian="italic" style:font-size-complex="11pt" style:font-style-complex="italic"/>
    </style:style>
    <style:style style:name="T1" style:family="text">
      <style:text-properties officeooo:rsid="001d74d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1.5mm" fo:border="0.74pt solid #000000"/>
    </style:style>
    <style:style style:name="fr2" style:family="graphic" style:parent-style-name="Frame">
      <style:graphic-properties style:vertical-pos="top" style:vertical-rel="paragraph-content" style:horizontal-pos="center" style:horizontal-rel="paragraph-content" fo:padding="1.5mm" fo:border="0.74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Frame1" text:anchor-type="paragraph" svg:width="172.97mm" draw:z-index="0"><draw:text-box fo:min-height="91.95mm"><text:p text:style-name="P4">إيصال استلام قيمة إيجارية</text:p><text:p text:style-name="P4"/><text:p text:style-name="P1">استلمت أنا/ <text:s text:c="94"/>(المؤجر)</text:p><text:p text:style-name="P1">من السيد / <text:s text:c="94"/>(مستأجر أصلي – ممتد إليه)</text:p><text:p text:style-name="P1">مبلغ وقدره: <text:s text:c="89"/>فقط لاغير، وذلك نظير القيمة الإيجارية المستحقة للعين المؤجرة وصفتها <text:s text:c="28"/>الكائنة بالعقار <text:span text:style-name="T1">وعنوانه: </text:span><text:s text:c="44"/>. <text:s text:c="137"/><text:span text:style-name="T1">وذلك عن شهر <text:s text:c="18"/>لسنة <text:s text:c="67"/>.</text:span></text:p><text:p text:style-name="P1"/><text:p text:style-name="P5"><text:span text:style-name="T2">ملحوظة</text:span>: تم استلام القيمة الواردة بهذا الإيصال لحين انتهاء لجان الحصر المشار إليها بالمادة الثالثة من القانون 164 لسنة 2025 من أعمالها بتحديد طبيعة المنطقة الكائن بها العين المؤجرة-وذلك طبقا للمادة الرابعة من القانون 164 لسنة 2025.</text:p><text:p text:style-name="P5"/><text:p text:style-name="P2">توقيع المستلم: <text:s text:c="72"/>تاريخ الاستلام</text:p></draw:text-box></draw:frame><draw:frame draw:style-name="fr1" draw:name="Frame2" text:anchor-type="paragraph" svg:x="-2.1mm" svg:y="99.25mm" svg:width="172.97mm" draw:z-index="1"><draw:text-box fo:min-height="91.95mm"><text:p text:style-name="P4">إيصال استلام قيمة إيجارية</text:p><text:p text:style-name="P4"/><text:p text:style-name="P1">استلمت أنا/ <text:s text:c="94"/>(المؤجر)</text:p><text:p text:style-name="P1">من السيد / <text:s text:c="94"/>(مستأجر أصلي – ممتد إليه)</text:p><text:p text:style-name="P1">مبلغ وقدره: <text:s text:c="89"/>فقط لاغير، وذلك نظير القيمة الإيجارية المستحقة للعين المؤجرة وصفتها <text:s text:c="28"/>الكائنة بالعقار <text:span text:style-name="T1">وعنوانه: </text:span><text:s text:c="44"/>. <text:s text:c="137"/><text:span text:style-name="T1">وذلك عن شهر <text:s text:c="18"/>لسنة <text:s text:c="67"/>.</text:span></text:p><text:p text:style-name="P1"/><text:p text:style-name="P5"><text:span text:style-name="T2">ملحوظة</text:span>: تم استلام القيمة الواردة بهذا الإيصال لحين انتهاء لجان الحصر المشار إليها بالمادة الثالثة من القانون 164 لسنة 2025 من أعمالها بتحديد طبيعة المنطقة الكائن بها العين المؤجرة-وذلك طبقا للمادة الرابعة من القانون 164 لسنة 2025.</text:p><text:p text:style-name="P5"/><text:p text:style-name="P2">توقيع المستلم: <text:s text:c="72"/>تاريخ الاستلام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JP" svg:font-family="'Noto Sans Mono CJK JP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Noto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Noto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6:20:57.586618597</meta:creation-date>
    <dc:date>2025-11-08T16:51:49.121545882</dc:date>
    <meta:editing-duration>PT10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52" meta:character-count="2216" meta:non-whitespace-character-count="788"/>
  </office:meta>
</office:document-meta>
</file>